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Calibri" svg:font-family="Calibri" style:font-pitch="variable"/>
    <style:font-face style:name="Calibri1" svg:font-family="Calibri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pitch="variable"/>
    <style:font-face style:name="PingFang SC1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draw:shadow="hidden"/>
    </style:style>
    <style:style style:name="gr2" style:family="graphic" style:parent-style-name="standard">
      <style:graphic-properties draw:stroke="solid" svg:stroke-width="0.026cm" svg:stroke-color="#000000" svg:stroke-opacity="100%" draw:stroke-linejoin="round" svg:stroke-linecap="round" draw:fill="none" fo:padding-top="0.138cm" fo:padding-bottom="0.138cm" fo:padding-left="0.263cm" fo:padding-right="0.263cm"/>
    </style:style>
    <style:style style:name="gr3" style:family="graphic" style:parent-style-name="standard">
      <style:graphic-properties draw:stroke="none" draw:fill="none" draw:textarea-vertical-align="middle" fo:min-height="0.6cm" fo:min-width="2.54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solid" svg:stroke-width="0.025cm" svg:stroke-color="#000000" svg:stroke-opacity="100%" draw:stroke-linejoin="round" svg:stroke-linecap="round" draw:fill="none" fo:padding-top="0.137cm" fo:padding-bottom="0.137cm" fo:padding-left="0.262cm" fo:padding-right="0.262cm"/>
    </style:style>
    <style:style style:name="gr5" style:family="graphic" style:parent-style-name="standard">
      <style:graphic-properties draw:stroke="none" draw:fill="solid" draw:fill-color="#e8eef7" draw:shadow="hidden"/>
    </style:style>
    <style:style style:name="gr6" style:family="graphic" style:parent-style-name="standard">
      <style:graphic-properties draw:stroke="solid" svg:stroke-width="0.008cm" svg:stroke-color="#000000" svg:stroke-opacity="100%" draw:stroke-linejoin="round" svg:stroke-linecap="round" draw:fill="none" fo:padding-top="0.129cm" fo:padding-bottom="0.129cm" fo:padding-left="0.254cm" fo:padding-right="0.254cm"/>
    </style:style>
    <style:style style:name="gr7" style:family="graphic" style:parent-style-name="standard">
      <style:graphic-properties draw:stroke="none" draw:fill="none" draw:textarea-vertical-align="middle" fo:min-height="0.918cm" fo:min-width="2.54cm" fo:padding-top="0.141cm" fo:padding-bottom="0.141cm" fo:padding-left="0.141cm" fo:padding-right="0.141cm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style:paragraph-properties fo:margin-left="0cm" fo:margin-right="0cm" fo:margin-top="0cm" fo:margin-bottom="0cm" fo:line-height="120%" fo:text-align="center" fo:text-indent="0cm"/>
    </style:style>
    <style:style style:name="P4" style:family="paragraph">
      <loext:graphic-properties draw:fill="solid" draw:fill-color="#e8eef7"/>
    </style:style>
    <style:style style:name="T1" style:family="text">
      <style:text-properties fo:color="#000000" loext:opacity="100%" style:font-name="Calibri1" fo:font-size="8pt" style:font-name-asian="Calibri1" style:font-size-asian="8pt" style:font-name-complex="Calibri1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-1" draw:style-name="dp1" draw:master-page-name="PM0">
        <draw:g>
          <draw:g>
            <draw:polygon draw:style-name="gr1" draw:text-style-name="P1" draw:layer="layout" svg:width="2.4cm" svg:height="1.2cm" svg:x="8.5cm" svg:y="4.3cm" svg:viewBox="0 0 2401 1201" draw:points="0,1201 0,0 2401,0 2401,1201">
              <text:p/>
            </draw:polygon>
            <draw:polygon draw:style-name="gr2" draw:text-style-name="P2" draw:layer="layout" svg:width="2.4cm" svg:height="1.2cm" svg:x="8.5cm" svg:y="4.3cm" svg:viewBox="0 0 2401 1201" draw:points="0,1201 0,0 2401,0 2401,1201">
              <text:p/>
            </draw:polygon>
          </draw:g>
          <draw:frame draw:style-name="gr3" draw:text-style-name="P2" draw:layer="layout" svg:width="2.375cm" svg:height="0.6cm" svg:x="8.513cm" svg:y="4.6cm">
            <draw:text-box>
              <text:p text:style-name="P3"><text:span text:style-name="T1">Sustav za klađenje</text:span></text:p>
            </draw:text-box>
          </draw:frame>
        </draw:g>
        <draw:g>
          <draw:g>
            <draw:polygon draw:style-name="gr1" draw:text-style-name="P1" draw:layer="layout" svg:width="2.4cm" svg:height="1.2cm" svg:x="4.9cm" svg:y="6.5cm" svg:viewBox="0 0 2401 1201" draw:points="0,1201 0,0 2401,0 2401,1201">
              <text:p/>
            </draw:polygon>
            <draw:polygon draw:style-name="gr2" draw:text-style-name="P2" draw:layer="layout" svg:width="2.4cm" svg:height="1.2cm" svg:x="4.9cm" svg:y="6.5cm" svg:viewBox="0 0 2401 1201" draw:points="0,1201 0,0 2401,0 2401,1201">
              <text:p/>
            </draw:polygon>
          </draw:g>
          <draw:frame draw:style-name="gr3" draw:text-style-name="P2" draw:layer="layout" svg:width="2.375cm" svg:height="0.6cm" svg:x="4.913cm" svg:y="6.8cm">
            <draw:text-box>
              <text:p text:style-name="P3"><text:span text:style-name="T1">Tajništvo</text:span></text:p>
            </draw:text-box>
          </draw:frame>
        </draw:g>
        <draw:g>
          <draw:g>
            <draw:polygon draw:style-name="gr1" draw:text-style-name="P1" draw:layer="layout" svg:width="2.4cm" svg:height="1.2cm" svg:x="8.5cm" svg:y="6.5cm" svg:viewBox="0 0 2401 1201" draw:points="0,1201 0,0 2401,0 2401,1201">
              <text:p/>
            </draw:polygon>
            <draw:polygon draw:style-name="gr2" draw:text-style-name="P2" draw:layer="layout" svg:width="2.4cm" svg:height="1.2cm" svg:x="8.5cm" svg:y="6.5cm" svg:viewBox="0 0 2401 1201" draw:points="0,1201 0,0 2401,0 2401,1201">
              <text:p/>
            </draw:polygon>
          </draw:g>
          <draw:frame draw:style-name="gr3" draw:text-style-name="P2" draw:layer="layout" svg:width="2.375cm" svg:height="0.6cm" svg:x="8.513cm" svg:y="6.8cm">
            <draw:text-box>
              <text:p text:style-name="P3"><text:span text:style-name="T1">Registrirani korisnici</text:span></text:p>
            </draw:text-box>
          </draw:frame>
        </draw:g>
        <draw:g>
          <draw:g>
            <draw:polygon draw:style-name="gr1" draw:text-style-name="P1" draw:layer="layout" svg:width="2.4cm" svg:height="1.2cm" svg:x="12.4cm" svg:y="6.5cm" svg:viewBox="0 0 2401 1201" draw:points="0,1201 0,0 2401,0 2401,1201">
              <text:p/>
            </draw:polygon>
            <draw:polygon draw:style-name="gr2" draw:text-style-name="P2" draw:layer="layout" svg:width="2.4cm" svg:height="1.2cm" svg:x="12.4cm" svg:y="6.5cm" svg:viewBox="0 0 2401 1201" draw:points="0,1201 0,0 2401,0 2401,1201">
              <text:p/>
            </draw:polygon>
          </draw:g>
          <draw:frame draw:style-name="gr3" draw:text-style-name="P2" draw:layer="layout" svg:width="2.375cm" svg:height="0.6cm" svg:x="12.412cm" svg:y="6.8cm">
            <draw:text-box>
              <text:p text:style-name="P3"><text:span text:style-name="T1">Zaposlenici</text:span></text:p>
            </draw:text-box>
          </draw:frame>
        </draw:g>
        <draw:line draw:style-name="gr4" draw:text-style-name="P2" draw:layer="layout" svg:x1="9.7cm" svg:y1="6.499cm" svg:x2="9.7cm" svg:y2="5.5cm">
          <text:p/>
        </draw:line>
        <draw:polyline draw:style-name="gr4" draw:text-style-name="P2" draw:layer="layout" svg:width="3.6cm" svg:height="0.375cm" svg:x="6.1cm" svg:y="6.125cm" svg:viewBox="0 0 3601 376" draw:points="0,376 0,0 3601,0">
          <text:p/>
        </draw:polyline>
        <draw:polyline draw:style-name="gr4" draw:text-style-name="P2" draw:layer="layout" svg:width="3.9cm" svg:height="0.375cm" svg:x="9.7cm" svg:y="6.125cm" svg:viewBox="0 0 3901 376" draw:points="0,0 3901,0 3901,376">
          <text:p/>
        </draw:polyline>
        <draw:g>
          <draw:g>
            <draw:path draw:style-name="gr5" draw:text-style-name="P4" draw:layer="layout" svg:width="2.4cm" svg:height="1.2cm" svg:x="13cm" svg:y="8.1cm" svg:viewBox="0 0 2401 1201" svg:d="M1901 1201c88 0 174-23 250-67s139-107 183-183 67-162 67-250v-201c0-88-23-174-67-250s-107-139-183-183-162-67-250-67h-1402c-87 0-173 23-249 67s-139 107-183 183-67 162-67 250v201c0 88 23 174 67 250s107 139 183 183 162 67 249 67z">
              <text:p/>
            </draw:path>
            <draw:path draw:style-name="gr6" draw:text-style-name="P2" draw:layer="layout" svg:width="2.4cm" svg:height="1.2cm" svg:x="13cm" svg:y="8.1cm" svg:viewBox="0 0 2401 1201" svg:d="M1901 1201c88 0 174-23 250-67s139-107 183-183 67-162 67-250v-201c0-88-23-174-67-250s-107-139-183-183-162-67-250-67h-1402c-87 0-173 23-249 67s-139 107-183 183-67 162-67 250v201c0 88 23 174 67 250s107 139 183 183 162 67 249 67z">
              <text:p/>
            </draw:path>
          </draw:g>
          <draw:frame draw:style-name="gr7" draw:text-style-name="P2" draw:layer="layout" svg:width="2.4cm" svg:height="1.303cm" svg:x="13cm" svg:y="8.049cm">
            <draw:text-box>
              <text:p text:style-name="P3"><text:span text:style-name="T1">Podnošenje zahtjeva za dopustom</text:span></text:p>
            </draw:text-box>
          </draw:frame>
        </draw:g>
        <draw:g>
          <draw:g>
            <draw:path draw:style-name="gr5" draw:text-style-name="P4" draw:layer="layout" svg:width="2.4cm" svg:height="1.2cm" svg:x="13cm" svg:y="9.5cm" svg:viewBox="0 0 2401 1201" svg:d="M1901 1201c88 0 174-23 250-67s139-107 183-183 67-162 67-250v-201c0-88-23-174-67-250s-107-139-183-183-162-67-250-67h-1402c-87 0-173 23-249 67s-139 107-183 183-67 162-67 250v201c0 88 23 174 67 250s107 139 183 183 162 67 249 67z">
              <text:p/>
            </draw:path>
            <draw:path draw:style-name="gr6" draw:text-style-name="P2" draw:layer="layout" svg:width="2.4cm" svg:height="1.2cm" svg:x="13cm" svg:y="9.5cm" svg:viewBox="0 0 2401 1201" svg:d="M1901 1201c88 0 174-23 250-67s139-107 183-183 67-162 67-250v-201c0-88-23-174-67-250s-107-139-183-183-162-67-250-67h-1402c-87 0-173 23-249 67s-139 107-183 183-67 162-67 250v201c0 88 23 174 67 250s107 139 183 183 162 67 249 67z">
              <text:p/>
            </draw:path>
          </draw:g>
          <draw:frame draw:style-name="gr7" draw:text-style-name="P2" draw:layer="layout" svg:width="2.4cm" svg:height="1.303cm" svg:x="13cm" svg:y="9.449cm">
            <draw:text-box>
              <text:p text:style-name="P3"><text:span text:style-name="T1">Podnošenje zahtjeva za bolovanjem</text:span></text:p>
            </draw:text-box>
          </draw:frame>
        </draw:g>
        <draw:g>
          <draw:g>
            <draw:path draw:style-name="gr5" draw:text-style-name="P4" draw:layer="layout" svg:width="2.4cm" svg:height="1.2cm" svg:x="13cm" svg:y="10.95cm" svg:viewBox="0 0 2401 1201" svg:d="M1901 1201c88 0 174-23 250-67s139-107 183-183 67-162 67-250v-201c0-88-23-174-67-250s-107-139-183-183-162-67-250-67h-1402c-87 0-173 23-249 67s-139 107-183 183-67 162-67 250v201c0 88 23 174 67 250s107 139 183 183 162 67 249 67z">
              <text:p/>
            </draw:path>
            <draw:path draw:style-name="gr6" draw:text-style-name="P2" draw:layer="layout" svg:width="2.4cm" svg:height="1.2cm" svg:x="13cm" svg:y="10.95cm" svg:viewBox="0 0 2401 1201" svg:d="M1901 1201c88 0 174-23 250-67s139-107 183-183 67-162 67-250v-201c0-88-23-174-67-250s-107-139-183-183-162-67-250-67h-1402c-87 0-173 23-249 67s-139 107-183 183-67 162-67 250v201c0 88 23 174 67 250s107 139 183 183 162 67 249 67z">
              <text:p/>
            </draw:path>
          </draw:g>
          <draw:frame draw:style-name="gr7" draw:text-style-name="P2" draw:layer="layout" svg:width="2.4cm" svg:height="1.2cm" svg:x="13cm" svg:y="10.95cm">
            <draw:text-box>
              <text:p text:style-name="P3"><text:span text:style-name="T1">Zatvaranje bolovanja</text:span></text:p>
            </draw:text-box>
          </draw:frame>
        </draw:g>
        <draw:g>
          <draw:g>
            <draw:path draw:style-name="gr5" draw:text-style-name="P4" draw:layer="layout" svg:width="2.4cm" svg:height="1.2cm" svg:x="13cm" svg:y="12.35cm" svg:viewBox="0 0 2401 1201" svg:d="M1901 1201c88 0 174-23 250-67s139-107 183-183 67-162 67-250v-201c0-88-23-174-67-250s-107-139-183-183-162-67-250-67h-1402c-87 0-173 23-249 67s-139 107-183 183-67 162-67 250v201c0 88 23 174 67 250s107 139 183 183 162 67 249 67z">
              <text:p/>
            </draw:path>
            <draw:path draw:style-name="gr6" draw:text-style-name="P2" draw:layer="layout" svg:width="2.4cm" svg:height="1.2cm" svg:x="13cm" svg:y="12.35cm" svg:viewBox="0 0 2401 1201" svg:d="M1901 1201c88 0 174-23 250-67s139-107 183-183 67-162 67-250v-201c0-88-23-174-67-250s-107-139-183-183-162-67-250-67h-1402c-87 0-173 23-249 67s-139 107-183 183-67 162-67 250v201c0 88 23 174 67 250s107 139 183 183 162 67 249 67z">
              <text:p/>
            </draw:path>
          </draw:g>
          <draw:frame draw:style-name="gr7" draw:text-style-name="P2" draw:layer="layout" svg:width="2.4cm" svg:height="1.303cm" svg:x="13cm" svg:y="12.299cm">
            <draw:text-box>
              <text:p text:style-name="P3"><text:span text:style-name="T1">Uvid u broj preostalih dana dopusta</text:span></text:p>
            </draw:text-box>
          </draw:frame>
        </draw:g>
        <draw:g>
          <draw:g>
            <draw:path draw:style-name="gr5" draw:text-style-name="P4" draw:layer="layout" svg:width="2.4cm" svg:height="1.2cm" svg:x="9cm" svg:y="10.95cm" svg:viewBox="0 0 2401 1201" svg:d="M1901 1201c88 0 174-23 250-67s139-107 183-183 67-162 67-250v-201c0-88-23-174-67-250s-107-139-183-183-162-67-250-67h-1402c-87 0-173 23-249 67s-139 107-183 183-67 162-67 250v201c0 88 23 174 67 250s107 139 183 183 162 67 249 67z">
              <text:p/>
            </draw:path>
            <draw:path draw:style-name="gr6" draw:text-style-name="P2" draw:layer="layout" svg:width="2.4cm" svg:height="1.2cm" svg:x="9cm" svg:y="10.95cm" svg:viewBox="0 0 2401 1201" svg:d="M1901 1201c88 0 174-23 250-67s139-107 183-183 67-162 67-250v-201c0-88-23-174-67-250s-107-139-183-183-162-67-250-67h-1402c-87 0-173 23-249 67s-139 107-183 183-67 162-67 250v201c0 88 23 174 67 250s107 139 183 183 162 67 249 67z">
              <text:p/>
            </draw:path>
          </draw:g>
          <draw:frame draw:style-name="gr7" draw:text-style-name="P2" draw:layer="layout" svg:width="2.4cm" svg:height="1.303cm" svg:x="9cm" svg:y="10.899cm">
            <draw:text-box>
              <text:p text:style-name="P3"><text:span text:style-name="T1">Podnošenje zahtjeva za bolovanjem</text:span></text:p>
            </draw:text-box>
          </draw:frame>
        </draw:g>
        <draw:g>
          <draw:g>
            <draw:path draw:style-name="gr5" draw:text-style-name="P4" draw:layer="layout" svg:width="2.4cm" svg:height="1.2cm" svg:x="9cm" svg:y="8.1cm" svg:viewBox="0 0 2401 1201" svg:d="M1901 1201c88 0 174-23 250-67s139-107 183-183 67-162 67-250v-201c0-88-23-174-67-250s-107-139-183-183-162-67-250-67h-1402c-87 0-173 23-249 67s-139 107-183 183-67 162-67 250v201c0 88 23 174 67 250s107 139 183 183 162 67 249 67z">
              <text:p/>
            </draw:path>
            <draw:path draw:style-name="gr6" draw:text-style-name="P2" draw:layer="layout" svg:width="2.4cm" svg:height="1.2cm" svg:x="9cm" svg:y="8.1cm" svg:viewBox="0 0 2401 1201" svg:d="M1901 1201c88 0 174-23 250-67s139-107 183-183 67-162 67-250v-201c0-88-23-174-67-250s-107-139-183-183-162-67-250-67h-1402c-87 0-173 23-249 67s-139 107-183 183-67 162-67 250v201c0 88 23 174 67 250s107 139 183 183 162 67 249 67z">
              <text:p/>
            </draw:path>
          </draw:g>
          <draw:frame draw:style-name="gr7" draw:text-style-name="P2" draw:layer="layout" svg:width="2.4cm" svg:height="1.303cm" svg:x="9cm" svg:y="8.049cm">
            <draw:text-box>
              <text:p text:style-name="P3"><text:span text:style-name="T1">Odobravanje zahtjeva za dopustom</text:span></text:p>
            </draw:text-box>
          </draw:frame>
        </draw:g>
        <draw:g>
          <draw:g>
            <draw:path draw:style-name="gr5" draw:text-style-name="P4" draw:layer="layout" svg:width="2.4cm" svg:height="1.2cm" svg:x="9cm" svg:y="9.5cm" svg:viewBox="0 0 2401 1201" svg:d="M1901 1201c88 0 174-23 250-67s139-107 183-183 67-162 67-250v-201c0-88-23-174-67-250s-107-139-183-183-162-67-250-67h-1402c-87 0-173 23-249 67s-139 107-183 183-67 162-67 250v201c0 88 23 174 67 250s107 139 183 183 162 67 249 67z">
              <text:p/>
            </draw:path>
            <draw:path draw:style-name="gr6" draw:text-style-name="P2" draw:layer="layout" svg:width="2.4cm" svg:height="1.2cm" svg:x="9cm" svg:y="9.5cm" svg:viewBox="0 0 2401 1201" svg:d="M1901 1201c88 0 174-23 250-67s139-107 183-183 67-162 67-250v-201c0-88-23-174-67-250s-107-139-183-183-162-67-250-67h-1402c-87 0-173 23-249 67s-139 107-183 183-67 162-67 250v201c0 88 23 174 67 250s107 139 183 183 162 67 249 67z">
              <text:p/>
            </draw:path>
          </draw:g>
          <draw:frame draw:style-name="gr7" draw:text-style-name="P2" draw:layer="layout" svg:width="2.4cm" svg:height="1.2cm" svg:x="9cm" svg:y="9.5cm">
            <draw:text-box>
              <text:p text:style-name="P3"><text:span text:style-name="T1">Odbijanje zahtjeva za dopustom</text:span></text:p>
            </draw:text-box>
          </draw:frame>
        </draw:g>
        <draw:g>
          <draw:g>
            <draw:path draw:style-name="gr5" draw:text-style-name="P4" draw:layer="layout" svg:width="2.4cm" svg:height="1.2cm" svg:x="5.55cm" svg:y="9.45cm" svg:viewBox="0 0 2401 1201" svg:d="M1901 1201c88 0 174-23 250-67s139-107 183-183 67-162 67-250v-201c0-88-23-174-67-250s-107-139-183-183-162-67-250-67h-1402c-87 0-173 23-249 67s-139 107-183 183-67 162-67 250v201c0 88 23 174 67 250s107 139 183 183 162 67 249 67z">
              <text:p/>
            </draw:path>
            <draw:path draw:style-name="gr6" draw:text-style-name="P2" draw:layer="layout" svg:width="2.4cm" svg:height="1.2cm" svg:x="5.55cm" svg:y="9.45cm" svg:viewBox="0 0 2401 1201" svg:d="M1901 1201c88 0 174-23 250-67s139-107 183-183 67-162 67-250v-201c0-88-23-174-67-250s-107-139-183-183-162-67-250-67h-1402c-87 0-173 23-249 67s-139 107-183 183-67 162-67 250v201c0 88 23 174 67 250s107 139 183 183 162 67 249 67z">
              <text:p/>
            </draw:path>
          </draw:g>
          <draw:frame draw:style-name="gr7" draw:text-style-name="P2" draw:layer="layout" svg:width="2.4cm" svg:height="1.303cm" svg:x="5.55cm" svg:y="9.399cm">
            <draw:text-box>
              <text:p text:style-name="P3"><text:span text:style-name="T1">Unos nove organizacijske jedinice</text:span></text:p>
            </draw:text-box>
          </draw:frame>
        </draw:g>
        <draw:g>
          <draw:g>
            <draw:path draw:style-name="gr5" draw:text-style-name="P4" draw:layer="layout" svg:width="2.4cm" svg:height="1.2cm" svg:x="5.55cm" svg:y="10.95cm" svg:viewBox="0 0 2401 1201" svg:d="M1901 1201c88 0 174-23 250-67s139-107 183-183 67-162 67-250v-201c0-88-23-174-67-250s-107-139-183-183-162-67-250-67h-1402c-87 0-173 23-249 67s-139 107-183 183-67 162-67 250v201c0 88 23 174 67 250s107 139 183 183 162 67 249 67z">
              <text:p/>
            </draw:path>
            <draw:path draw:style-name="gr6" draw:text-style-name="P2" draw:layer="layout" svg:width="2.4cm" svg:height="1.2cm" svg:x="5.55cm" svg:y="10.95cm" svg:viewBox="0 0 2401 1201" svg:d="M1901 1201c88 0 174-23 250-67s139-107 183-183 67-162 67-250v-201c0-88-23-174-67-250s-107-139-183-183-162-67-250-67h-1402c-87 0-173 23-249 67s-139 107-183 183-67 162-67 250v201c0 88 23 174 67 250s107 139 183 183 162 67 249 67z">
              <text:p/>
            </draw:path>
          </draw:g>
          <draw:frame draw:style-name="gr7" draw:text-style-name="P2" draw:layer="layout" svg:width="2.4cm" svg:height="1.2cm" svg:x="5.55cm" svg:y="10.95cm">
            <draw:text-box>
              <text:p text:style-name="P3"><text:span text:style-name="T1">Izrada izvještaja</text:span></text:p>
            </draw:text-box>
          </draw:frame>
        </draw:g>
        <draw:g>
          <draw:g>
            <draw:path draw:style-name="gr5" draw:text-style-name="P4" draw:layer="layout" svg:width="2.4cm" svg:height="1.2cm" svg:x="5.5cm" svg:y="8.1cm" svg:viewBox="0 0 2401 1201" svg:d="M1901 1201c88 0 174-23 250-67s139-107 183-183 67-162 67-250v-201c0-88-23-174-67-250s-107-139-183-183-162-67-250-67h-1402c-87 0-173 23-249 67s-139 107-183 183-67 162-67 250v201c0 88 23 174 67 250s107 139 183 183 162 67 249 67z">
              <text:p/>
            </draw:path>
            <draw:path draw:style-name="gr6" draw:text-style-name="P2" draw:layer="layout" svg:width="2.4cm" svg:height="1.2cm" svg:x="5.5cm" svg:y="8.1cm" svg:viewBox="0 0 2401 1201" svg:d="M1901 1201c88 0 174-23 250-67s139-107 183-183 67-162 67-250v-201c0-88-23-174-67-250s-107-139-183-183-162-67-250-67h-1402c-87 0-173 23-249 67s-139 107-183 183-67 162-67 250v201c0 88 23 174 67 250s107 139 183 183 162 67 249 67z">
              <text:p/>
            </draw:path>
          </draw:g>
          <draw:frame draw:style-name="gr7" draw:text-style-name="P2" draw:layer="layout" svg:width="2.4cm" svg:height="1.2cm" svg:x="5.5cm" svg:y="8.1cm">
            <draw:text-box>
              <text:p text:style-name="P3"><text:span text:style-name="T1">Unos novog zaposlenika</text:span></text:p>
            </draw:text-box>
          </draw:frame>
        </draw:g>
        <draw:line draw:style-name="gr4" draw:text-style-name="P2" draw:layer="layout" svg:x1="5.25cm" svg:y1="7.7cm" svg:x2="5.25cm" svg:y2="11.55cm">
          <text:p/>
        </draw:line>
        <draw:line draw:style-name="gr4" draw:text-style-name="P2" draw:layer="layout" svg:x1="5.25cm" svg:y1="11.55cm" svg:x2="5.549cm" svg:y2="11.55cm">
          <text:p/>
        </draw:line>
        <draw:polyline draw:style-name="gr4" draw:text-style-name="P2" draw:layer="layout" svg:width="0.3cm" svg:height="0.1cm" svg:x="5.25cm" svg:y="9.95cm" svg:viewBox="0 0 301 101" draw:points="301,101 0,101 0,0">
          <text:p/>
        </draw:polyline>
        <draw:line draw:style-name="gr4" draw:text-style-name="P2" draw:layer="layout" svg:x1="5.25cm" svg:y1="8.7cm" svg:x2="5.499cm" svg:y2="8.7cm">
          <text:p/>
        </draw:line>
        <draw:polyline draw:style-name="gr4" draw:text-style-name="P2" draw:layer="layout" svg:width="0.25cm" svg:height="3.85cm" svg:x="8.75cm" svg:y="7.7cm" svg:viewBox="0 0 251 3851" draw:points="0,0 0,3851 251,3851">
          <text:p/>
        </draw:polyline>
        <draw:polyline draw:style-name="gr4" draw:text-style-name="P2" draw:layer="layout" svg:width="0.25cm" svg:height="0.1cm" svg:x="8.75cm" svg:y="10.1cm" svg:viewBox="0 0 251 101" draw:points="0,101 0,0 251,0">
          <text:p/>
        </draw:polyline>
        <draw:line draw:style-name="gr4" draw:text-style-name="P2" draw:layer="layout" svg:x1="9cm" svg:y1="8.7cm" svg:x2="8.75cm" svg:y2="8.7cm">
          <text:p/>
        </draw:line>
        <draw:polyline draw:style-name="gr4" draw:text-style-name="P2" draw:layer="layout" svg:width="0.25cm" svg:height="5.25cm" svg:x="12.75cm" svg:y="7.7cm" svg:viewBox="0 0 251 5251" draw:points="0,0 0,5251 251,5251">
          <text:p/>
        </draw:polyline>
        <draw:line draw:style-name="gr4" draw:text-style-name="P2" draw:layer="layout" svg:x1="12.75cm" svg:y1="8.7cm" svg:x2="12.999cm" svg:y2="8.7cm">
          <text:p/>
        </draw:line>
        <draw:polyline draw:style-name="gr4" draw:text-style-name="P2" draw:layer="layout" svg:width="0.25cm" svg:height="0.1cm" svg:x="12.75cm" svg:y="10.1cm" svg:viewBox="0 0 251 101" draw:points="251,0 0,0 0,101">
          <text:p/>
        </draw:polyline>
        <draw:polyline draw:style-name="gr4" draw:text-style-name="P2" draw:layer="layout" svg:width="0.25cm" svg:height="0.15cm" svg:x="12.75cm" svg:y="11.55cm" svg:viewBox="0 0 251 151" draw:points="0,151 0,0 251,0">
          <text:p/>
        </draw:poly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Calibri" svg:font-family="Calibri" style:font-pitch="variable"/>
    <style:font-face style:name="Calibri1" svg:font-family="Calibri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pitch="variable"/>
    <style:font-face style:name="PingFang SC1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1" style:font-family-asian="'PingFang SC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dc:date>2022-03-27T21:49:52.350447392</dc:date>
    <meta:creation-date>2012-03-30T23:39:32Z</meta:creation-date>
    <meta:generator>LibreOffice/7.2.5.2$MacOSX_AARCH64 LibreOffice_project/499f9727c189e6ef3471021d6132d4c694f357e5</meta:generator>
    <meta:editing-duration>PT7M37S</meta:editing-duration>
    <meta:editing-cycles>1</meta:editing-cycles>
    <meta:document-statistic meta:object-count="84"/>
  </office:meta>
</office:document-meta>
</file>